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Calibri Light" style:font-name-complex="Calibri Light" fo:font-weight="bold" style:font-weight-asian="bold" fo:font-variant="small-caps" fo:color="#833C0B" fo:font-size="12pt" style:font-size-asian="12pt" style:text-underline-type="single" style:text-underline-style="solid" style:text-underline-width="bold" style:text-underline-mode="continuous"/>
    </style:style>
    <style:style style:name="P2" style:parent-style-name="ListParagraph" style:list-style-name="LFO1" style:family="paragraph">
      <style:text-properties style:font-name-complex="Calibri" fo:font-size="10pt" style:font-size-asian="10pt" style:font-size-complex="10pt"/>
    </style:style>
    <style:style style:name="P3" style:parent-style-name="ListParagraph" style:list-style-name="LFO1" style:family="paragraph">
      <style:text-properties style:font-name-complex="Calibri" fo:font-size="10pt" style:font-size-asian="10pt" style:font-size-complex="10pt"/>
    </style:style>
    <style:style style:name="P4" style:parent-style-name="ListParagraph" style:list-style-name="LFO1" style:family="paragraph">
      <style:text-properties style:font-name-complex="Calibri" fo:font-size="10pt" style:font-size-asian="10pt" style:font-size-complex="10pt"/>
    </style:style>
    <style:style style:name="P5" style:parent-style-name="ListParagraph" style:list-style-name="LFO1" style:family="paragraph">
      <style:text-properties style:font-name-complex="Calibri" fo:font-size="10pt" style:font-size-asian="10pt" style:font-size-complex="10pt"/>
    </style:style>
    <style:style style:name="P6" style:parent-style-name="ListParagraph" style:list-style-name="LFO1" style:family="paragraph">
      <style:text-properties style:font-name-complex="Calibri" fo:font-size="10pt" style:font-size-asian="10pt" style:font-size-complex="10pt"/>
    </style:style>
  </office:automatic-styles>
  <office:body>
    <office:text text:use-soft-page-breaks="true">
      <text:p text:style-name="P1">Compte rendu 2</text:p>
      <text:list text:style-name="LFO1" text:continue-numbering="true">
        <text:list-item>
          <text:p text:style-name="P2">Deuxième réunion avec le tuteur Monsieur Yann Le Turnier le 29/11/2018.</text:p>
        </text:list-item>
        <text:list-item>
          <text:p text:style-name="P3">Présentation des mock-ups réalisés par chacun des binômes.</text:p>
        </text:list-item>
        <text:list-item>
          <text:p text:style-name="P4">Discussion avec le tuteur sur les échanges au sujet de nos mock-ups.</text:p>
        </text:list-item>
        <text:list-item>
          <text:p text:style-name="P5">Propositions au tuteur des modifications à apporter pour la réalisation du mock-up final.</text:p>
        </text:list-item>
        <text:list-item>
          <text:p text:style-name="P6">Prise en compte des propositions du tuteur pour la réalisation du mock-up final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edric.lingom</meta:initial-creator>
    <dc:creator>cedric.lingom</dc:creator>
    <meta:creation-date>2018-12-06T12:01:00Z</meta:creation-date>
    <dc:date>2018-12-06T12:02:00Z</dc:date>
    <meta:template xlink:href="Normal" xlink:type="simple"/>
    <meta:editing-cycles>1</meta:editing-cycles>
    <meta:editing-duration>PT60S</meta:editing-duration>
    <meta:document-statistic meta:page-count="1" meta:paragraph-count="1" meta:word-count="59" meta:character-count="386" meta:row-count="2" meta:non-whitespace-character-count="328"/>
  </office:meta>
</office:document-meta>
</file>